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p" table:style-name="ta1">
        <table:shapes>
          <draw:frame draw:z-index="0" draw:style-name="gr1" draw:text-style-name="P1" svg:width="159.99mm" svg:height="89.99mm" svg:x="68.74mm" svg:y="1mm">
            <loext:p draw:notify-on-update-of-ranges="Top.A1:Top.A1 Top.A2:Top.A18 Top.B1:Top.B1 Top.B2:Top.B18 Top.C1:Top.C1 Top.C2:Top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 office:value-type="string" calcext:value-type="string">
            <text:p>Cs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,8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,9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3.9" calcext:value-type="float">
            <text:p>3,9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,9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<text:s/>#Hermed fold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,9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.9" calcext:value-type="float">
            <text:p>3,9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4.7" calcext:value-type="float">
            <text:p>4,7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table:style-name="ce1" office:value-type="float" office:value="8.2" calcext:value-type="float">
            <text:p>8,2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6" calcext:value-type="float">
            <text:p>0,6</text:p>
          </table:table-cell>
          <table:table-cell/>
        </table:table-row>
      </table:table>
      <table:table table:name="Side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 office:value-type="string" calcext:value-type="string">
            <text:p>Csh</text:p>
          </table:table-cell>
          <table:table-cell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5.6" calcext:value-type="float">
            <text:p>5,6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3.3" calcext:value-type="float">
            <text:p>3,3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table:number-columns-repeated="2" office:value-type="float" office:value="2.2" calcext:value-type="float">
            <text:p>2,2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ut trace on final board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table:number-columns-repeated="2"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5.6" calcext:value-type="float">
            <text:p>5,6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5.6" calcext:value-type="float">
            <text:p>5,6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~Mid range with four parallel caps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string" calcext:value-type="string">
            <text:p>Low with four parallel caps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8" calcext:value-type="float">
            <text:p>1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OK, but no high band…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.8" calcext:value-type="float">
            <text:p>1,8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5.6" calcext:value-type="float">
            <text:p>5,6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string" calcext:value-type="string">
            <text:p>Crap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Pretty good… Could go a little higher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ot well matched. OK resonance f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Ok but not above 6 dB RL, mid band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Very good mid band – poor low band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Pretty good… Could go a little higher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onances seem good. Tuning cap has gone off :(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Pretty good… Could go a little higher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Resonances ok. Matching bad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ow band ok. Mid = bad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Pretty good both mid and low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Starts sweep above low band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eeps to below low band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tter crap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ning down = no good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te good low+mid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ned to new low end of low band. Mid band gone</text:p>
          </table:table-cell>
        </table:table-row>
        <table:table-row table:style-name="ro1"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ay 2 – single-usb board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,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-00-0000</text:date>, <text:time style:data-style-name="N2" text:time-value="16:15:35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3:10:42.691098934</meta:creation-date>
    <dc:date>2016-04-28T17:17:07.208000000</dc:date>
    <meta:editing-duration>P1DT2H41M57S</meta:editing-duration>
    <meta:editing-cycles>88</meta:editing-cycles>
    <meta:generator>LibreOffice/5.0.4.2$Windows_x86 LibreOffice_project/2b9802c1994aa0b7dc6079e128979269cf95bc78</meta:generator>
    <meta:document-statistic meta:table-count="2" meta:cell-count="2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703cm" style:legend-expansion="high" chart:style-name="ch2"/>
        <chart:plot-area chart:style-name="ch3" table:cell-range-address="Top.A1:Top.C18" chart:data-source-has-labels="row" svg:x="0.32cm" svg:y="0.18cm" svg:width="13.407cm" svg:height="8.64cm">
          <chartooo:coordinate-region svg:x="0.756cm" svg:y="0.379cm" svg:width="12.7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p.A2:Top.A18" chart:label-cell-address="Top.A1:Top.A1" chart:class="chart:line">
            <chart:data-point chart:repeated="17"/>
          </chart:series>
          <chart:series chart:style-name="ch7" chart:values-cell-range-address="Top.B2:Top.B18" chart:label-cell-address="Top.B1:Top.B1" chart:class="chart:line">
            <chart:data-point chart:repeated="17"/>
          </chart:series>
          <chart:series chart:style-name="ch8" chart:values-cell-range-address="Top.C2:Top.C18" chart:label-cell-address="Top.C1:Top.C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</text:p>
                <draw:g>
                  <svg:desc>Top.A1:Top.A1</svg:desc>
                </draw:g>
              </table:table-cell>
              <table:table-cell office:value-type="string">
                <text:p>Lsh</text:p>
                <draw:g>
                  <svg:desc>Top.B1:Top.B1</svg:desc>
                </draw:g>
              </table:table-cell>
              <table:table-cell office:value-type="string">
                <text:p>Csh</text:p>
                <draw:g>
                  <svg:desc>Top.C1:To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op.A2:Top.A18</svg:desc>
                </draw:g>
              </table:table-cell>
              <table:table-cell office:value-type="float" office:value="6.8">
                <text:p>6.8</text:p>
                <draw:g>
                  <svg:desc>Top.B2:Top.B18</svg:desc>
                </draw:g>
              </table:table-cell>
              <table:table-cell office:value-type="float" office:value="0.3">
                <text:p>0.3</text:p>
                <draw:g>
                  <svg:desc>Top.C2:Top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">
                <text:p>2.2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">
                <text:p>6.8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">
                <text:p>6.8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8">
                <text:p>6.8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">
                <text:p>8.2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